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for bruk i METORG</text:p>
      <text:p text:style-name="P3"/>
      <text:p text:style-name="P4">Jo Asplin</text:p>
      <text:p text:style-name="P4"/>
      <text:p text:style-name="P3">(sist oppdatert: 10. mars 2015)</text:p>
      <text:p text:style-name="P1"/>
      <text:p text:style-name="Standard"/>
      <text:list xml:id="list988210851" text:style-name="L1">
        <text:list-item>
          <text:p text:style-name="P5">Begrensede muligheter til å konfigurere GUI, f.eks.:</text:p>
          <text:list>
            <text:list-item>
              <text:p text:style-name="P5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5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1829650304" text:continue-numbering="true" text:style-name="L1">
        <text:list-item>
          <text:p text:style-name="P5">Ingen mulighet til å konfigurere avansert varsling (f.eks. når tidsfristen til visse gjøremål begynner å nærme seg).</text:p>
        </text:list-item>
      </text:list>
      <text:p text:style-name="Standard"/>
      <text:list xml:id="list1386868208" text:continue-numbering="true" text:style-name="L1">
        <text:list-item>
          <text:p text:style-name="P5">Ingen visualisering av tidslinje.</text:p>
          <text:list>
            <text:list-item>
              <text:p text:style-name="P5">Det er ikke mulig å se flere gjøremål samtidig i et felles panel hvor den ene dimensjonen representerer tid. Dette gjør det bl.a. vanskelig å skaffe seg rask oversikt over hvilke gjøremål som haster mest i nær fremtid.</text:p>
            </text:list-item>
          </text:list>
        </text:list-item>
      </text:list>
      <text:p text:style-name="Standard"/>
      <text:list xml:id="list820921155" text:continue-numbering="true" text:style-name="L1">
        <text:list-item>
          <text:p text:style-name="P5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2165318337" text:continue-numbering="true" text:style-name="L1">
        <text:list-item>
          <text:p text:style-name="P5">Svært primitiv filtrering.</text:p>
          <text:list>
            <text:list-item>
              <text:p text:style-name="P5">Kun (label1 OR label2 OR ... OR labelN) AND (member1 OR member2 OR ... OR memberN).</text:p>
            </text:list-item>
            <text:list-item>
              <text:p text:style-name="P5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188730260" text:continue-numbering="true" text:style-name="L1">
        <text:list-item>
          <text:p text:style-name="P5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199811889" text:continue-numbering="true" text:style-name="L1">
        <text:list-item>
          <text:p text:style-name="P5">Begrenset søkefunksjonalitet.</text:p>
          <text:list>
            <text:list-item>
              <text:p text:style-name="P5">Ikke mulig å søke på listenavn (dette er kun mulig i den generelle søkefunksjonen i nettleseren).</text:p>
            </text:list-item>
            <text:list-item>
              <text:p text:style-name="P5">Ikke mulig å søke i beskrivelsen til et gjøremål (kun tittel).</text:p>
            </text:list-item>
          </text:list>
        </text:list-item>
      </text:list>
      <text:p text:style-name="Standard"/>
      <text:list xml:id="list388978364" text:continue-numbering="true" text:style-name="L1">
        <text:list-item>
          <text:p text:style-name="P5">Ikke mulig å se mer enn ett arbeidsdøgn av gangen (gitt at vi bruker tavler for arbeidsdøgn).</text:p>
          <text:p text:style-name="P5"/>
        </text:list-item>
        <text:list-item>
          <text:p text:style-name="P5">Ikke mulig å se hvem som i øyeblikket er logget inn på gitte kontoer.</text:p>
        </text:list-item>
      </text:list>
      <text:p text:style-name="Standard"/>
      <text:list xml:id="list118944003" text:continue-numbering="true" text:style-name="L1">
        <text:list-item>
          <text:p text:style-name="P5">Ikke mulig å filtrere bort lister slik at bare enkelte lister vises (gjøremålene innad i en liste kan <text:soft-page-break/>filtreres bort, men den tomme lista blir alltid stående).</text:p>
        </text:list-item>
      </text:list>
      <text:p text:style-name="Standard"/>
      <text:list xml:id="list630864280" text:continue-numbering="true" text:style-name="L1">
        <text:list-item>
          <text:p text:style-name="P5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771816165" text:continue-numbering="true" text:style-name="L1">
        <text:list-item>
          <text:p text:style-name="P5">Tungvindt å gjøre enkelte vanlige operasjoner, f.eks.:</text:p>
          <text:list>
            <text:list-item>
              <text:p text:style-name="P5">Opprette oppfølgingsgjøremål (for kulingvarsel etc.).</text:p>
            </text:list-item>
            <text:list-item>
              <text:p text:style-name="P5">Lukke gjøremål (ikke nok med et enkelt klikk).</text:p>
            </text:list-item>
          </text:list>
        </text:list-item>
      </text:list>
      <text:p text:style-name="Standard"/>
      <text:list xml:id="list206510469" text:continue-numbering="true" text:style-name="L1">
        <text:list-item>
          <text:p text:style-name="P5">Lite robust.</text:p>
          <text:list>
            <text:list-item>
              <text:p text:style-name="P5">Det er f.eks. forholdsvis lett for vanlige brukere å bringe en tavle inn i en <text:s text:c="4"/>inkonsistent/tvetydig tilstand, f.eks.:</text:p>
              <text:list>
                <text:list-item>
                  <text:p text:style-name="P5">Endre tittel/beskrivelse på et gjøremål slik at forutsetninger for automatisering (vha skript) brytes.</text:p>
                </text:list-item>
                <text:list-item>
                  <text:p text:style-name="P5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/>
      <text:list xml:id="list1558050753" text:continue-numbering="true" text:style-name="L1">
        <text:list-item>
          <text:p text:style-name="P5">Dårlig ytelse.</text:p>
          <text:list>
            <text:list-item>
              <text:p text:style-name="P5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906504311" text:continue-numbering="true" text:style-name="L1">
        <text:list-item>
          <text:p text:style-name="P5">Inneholder mye vi ikke har behov for, men som vi likevel må forholde oss til og som dermed vil kunne oppleves som støy, slik som:</text:p>
          <text:list>
            <text:list-item>
              <text:p text:style-name="P5">Vi bruker bare enkelte av innstillingene/attributtene for gjøremål,lister og tavler.</text:p>
            </text:list-item>
          </text:list>
        </text:list-item>
      </text:list>
      <text:p text:style-name="Standard"/>
      <text:list xml:id="list445770765" text:continue-numbering="true" text:style-name="L1">
        <text:list-item>
          <text:p text:style-name="P5">Det er ikke mulig å slette tavler og lister permanent, kun lukke/arkivere dem slik at man ikke lenger ser dem.</text:p>
          <text:list>
            <text:list-item>
              <text:p text:style-name="P5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1595558113" text:continue-numbering="true" text:style-name="L1">
        <text:list-item>
          <text:p text:style-name="P5">Usikkerhet rundt interaktiv respons når automatiserte skript aksesserer APIet.</text:p>
          <text:list>
            <text:list-item>
              <text:p text:style-name="P5">Forleden dag opplevde Magnus at WEB-GUI'et hans låste seg, sannsynligvis mens jeg samtidig kjørte et skript (han måtte til slutt logge seg ut og inn igjen).</text:p>
              <text:p text:style-name="P5"/>
            </text:list-item>
          </text:list>
        </text:list-item>
        <text:list-item>
          <text:p text:style-name="P5">Uklarhet/uforutsigbarhet rundt sikkerhet og tilgjengelighet i Trello som ekstern skytjeneste:</text:p>
          <text:list>
            <text:list-item>
              <text:p text:style-name="P5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5">Hvordan ofte bør vi skifte passord? (<text:span text:style-name="T1">merk:</text:span> eks-ansatte har tilgang inntil vi skifter passord)</text:p>
            </text:list-item>
            <text:list-item>
              <text:p text:style-name="P5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5">Trello Inc. kan i teorien når som helst endre forretningsmodell (f.eks. som følge av å bli kjøpt opp), slik at de f.eks. fjerner mer funksjonalitet fra gratisversjonen som vi i øyeblikket baserer oss på.</text:p>
            </text:list-item>
          </text:list>
        </text:list-item>
      </text:list>
      <text:p text:style-name="Standard"/>
      <text:list xml:id="list472038530" text:continue-numbering="true" text:style-name="L1">
        <text:list-item>
          <text:p text:style-name="P5"><text:soft-page-break/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5-08T09:42:16</dc:date>
    <dc:creator>Jo Asplin</dc:creator>
    <meta:editing-duration>PT19M34S</meta:editing-duration>
    <meta:editing-cycles>24</meta:editing-cycles>
    <meta:generator>LibreOffice/3.5$Linux_X86_64 LibreOffice_project/350m1$Build-2</meta:generator>
    <meta:document-statistic meta:table-count="0" meta:image-count="0" meta:object-count="0" meta:page-count="3" meta:paragraph-count="42" meta:word-count="777" meta:character-count="4720" meta:non-whitespace-character-count="4018"/>
  </office:meta>
</office:document-meta>
</file>